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667in" fo:margin-left="0in" fo:margin-right="2.6583in" table:align="margins"/>
    </style:style>
    <style:style style:name="Table1.A" style:family="table-column">
      <style:table-column-properties style:column-width="1.875in" style:rel-column-width="28799*"/>
    </style:style>
    <style:style style:name="Table1.B" style:family="table-column">
      <style:table-column-properties style:column-width="1.1111in" style:rel-column-width="17066*"/>
    </style:style>
    <style:style style:name="Table1.C" style:family="table-column">
      <style:table-column-properties style:column-width="1.2806in" style:rel-column-width="1967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ext-properties fo:font-size="12pt" style:font-size-asian="12pt" style:font-size-complex="12pt"/>
    </style:style>
    <style:style style:name="P6" style:family="paragraph" style:parent-style-name="Table_20_Contents">
      <style:paragraph-properties fo:text-align="center" style:justify-single-word="false"/>
    </style:style>
    <style:style style:name="P7" style:family="paragraph" style:parent-style-name="Standard">
      <style:paragraph-properties fo:margin-left="0in" fo:margin-right="0in" fo:text-indent="0in" style:auto-text-indent="false"/>
      <style:text-properties fo:font-size="12pt" style:font-size-asian="12pt" style:font-size-complex="12pt"/>
    </style:style>
    <style:style style:name="P8" style:family="paragraph" style:parent-style-name="Standard">
      <style:paragraph-properties fo:margin-left="0in" fo:margin-right="0in" fo:text-indent="0in" style:auto-text-indent="false"/>
      <style:text-properties fo:font-size="16pt" style:font-size-asian="16pt" style:font-size-complex="16pt"/>
    </style:style>
    <style:style style:name="P9" style:family="paragraph" style:parent-style-name="Standard">
      <style:paragraph-properties fo:break-before="page"/>
      <style:text-properties fo:font-size="14pt" style:font-size-asian="14pt" style:font-size-complex="14pt"/>
    </style:style>
    <style:style style:name="P10" style:family="paragraph" style:parent-style-name="Standard">
      <style:text-properties fo:font-size="12pt" style:font-size-asian="12pt" style:font-size-complex="12pt"/>
    </style:style>
    <style:style style:name="P11" style:family="paragraph" style:parent-style-name="Standard" style:list-style-name="L2">
      <style:text-properties fo:font-size="12pt" style:font-size-asian="12pt" style:font-size-complex="12pt"/>
    </style:style>
    <style:style style:name="P12" style:family="paragraph" style:parent-style-name="Standard" style:list-style-name="L3">
      <style:text-properties fo:font-size="12pt" style:font-size-asian="12pt" style:font-size-complex="12pt"/>
    </style:style>
    <style:style style:name="P13" style:family="paragraph" style:parent-style-name="Standard" style:list-style-name="L4">
      <style:text-properties fo:font-size="12pt" style:font-size-asian="12pt" style:font-size-complex="12pt"/>
    </style:style>
    <style:style style:name="P14" style:family="paragraph" style:parent-style-name="Standard" style:list-style-name="L5">
      <style:text-properties fo:font-size="12pt" style:font-size-asian="12pt" style:font-size-complex="12pt"/>
    </style:style>
    <style:style style:name="P15" style:family="paragraph" style:parent-style-name="Standard" style:list-style-name="L51">
      <style:text-properties fo:font-size="12pt" style:font-size-asian="12pt" style:font-size-complex="12pt"/>
    </style:style>
    <style:style style:name="P16" style:family="paragraph" style:parent-style-name="Standard" style:list-style-name="L52">
      <style:text-properties fo:font-size="12pt" style:font-size-asian="12pt" style:font-size-complex="12pt"/>
    </style:style>
    <style:style style:name="P17" style:family="paragraph" style:parent-style-name="Standard" style:list-style-name="L53">
      <style:text-properties fo:font-size="12pt" style:font-size-asian="12pt" style:font-size-complex="12pt"/>
    </style:style>
    <style:style style:name="P18" style:family="paragraph" style:parent-style-name="Standard" style:list-style-name="L6"/>
    <style:style style:name="P19" style:family="paragraph" style:parent-style-name="Standard">
      <style:text-properties fo:font-weight="bold" style:font-weight-asian="bold" style:font-weight-complex="bold"/>
    </style:style>
    <style:style style:name="P20" style:family="paragraph" style:parent-style-name="Standard" style:list-style-name="L8"/>
    <style:style style:name="P21" style:family="paragraph" style:parent-style-name="Standard" style:list-style-name="L30"/>
    <style:style style:name="P22" style:family="paragraph" style:parent-style-name="Standard" style:list-style-name="L31"/>
    <style:style style:name="P23" style:family="paragraph" style:parent-style-name="Standard" style:list-style-name="L32"/>
    <style:style style:name="P24" style:family="paragraph" style:parent-style-name="Standard" style:list-style-name="L33"/>
    <style:style style:name="P25" style:family="paragraph" style:parent-style-name="Standard" style:list-style-name="L34"/>
    <style:style style:name="P26" style:family="paragraph" style:parent-style-name="Standard" style:list-style-name="L35"/>
    <style:style style:name="P27" style:family="paragraph" style:parent-style-name="Standard" style:list-style-name="L36"/>
    <style:style style:name="P28" style:family="paragraph" style:parent-style-name="Standard" style:list-style-name="L37"/>
    <style:style style:name="P29" style:family="paragraph" style:parent-style-name="Standard" style:list-style-name="L38"/>
    <style:style style:name="P30" style:family="paragraph" style:parent-style-name="Standard" style:list-style-name="L39"/>
    <style:style style:name="P31" style:family="paragraph" style:parent-style-name="Standard" style:list-style-name="L40"/>
    <style:style style:name="P32" style:family="paragraph" style:parent-style-name="Standard" style:list-style-name="L41"/>
    <style:style style:name="P33" style:family="paragraph" style:parent-style-name="Standard" style:list-style-name="L42"/>
    <style:style style:name="P34" style:family="paragraph" style:parent-style-name="Standard" style:list-style-name="L43"/>
    <style:style style:name="P35" style:family="paragraph" style:parent-style-name="Standard" style:list-style-name="L44"/>
    <style:style style:name="P36" style:family="paragraph" style:parent-style-name="Standard" style:list-style-name="L45"/>
    <style:style style:name="P37" style:family="paragraph" style:parent-style-name="Standard" style:list-style-name="L46"/>
    <style:style style:name="P38" style:family="paragraph" style:parent-style-name="Standard" style:list-style-name="L47"/>
    <style:style style:name="P39" style:family="paragraph" style:parent-style-name="Standard" style:list-style-name="L48"/>
    <style:style style:name="P40" style:family="paragraph" style:parent-style-name="Standard" style:list-style-name="L49"/>
    <style:style style:name="P41" style:family="paragraph" style:parent-style-name="Standard" style:list-style-name="L50"/>
    <style:style style:name="P42" style:family="paragraph" style:parent-style-name="Standard" style:list-style-name="L51"/>
    <style:style style:name="P43" style:family="paragraph" style:parent-style-name="Standard">
      <style:text-properties fo:font-weight="normal" style:font-weight-asian="normal" style:font-weight-complex="normal"/>
    </style:style>
    <style:style style:name="P44" style:family="paragraph" style:parent-style-name="Standard">
      <style:text-properties fo:font-size="14pt" style:font-size-asian="14pt" style:font-size-complex="14pt"/>
    </style:style>
    <style:style style:name="P45" style:family="paragraph" style:parent-style-name="Standard" style:list-style-name="L1">
      <style:text-properties fo:font-size="14pt" style:font-size-asian="14pt" style:font-size-complex="14pt"/>
    </style:style>
    <style:style style:name="P46" style:family="paragraph" style:parent-style-name="Standard">
      <style:text-properties fo:font-size="16pt" style:font-size-asian="16pt" style:font-size-complex="16pt"/>
    </style:style>
    <style:style style:name="P47"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48" style:family="paragraph" style:parent-style-name="Standard">
      <style:paragraph-properties fo:break-before="page"/>
      <style:text-properties fo:font-size="16pt" style:font-size-asian="16pt" style:font-size-complex="16pt"/>
    </style:style>
    <style:style style:name="P49" style:family="paragraph" style:parent-style-name="Standard">
      <style:paragraph-properties fo:margin-left="0.4925in" fo:margin-right="0in" fo:text-indent="0in" style:auto-text-indent="false"/>
    </style:style>
    <style:style style:name="P50" style:family="paragraph" style:parent-style-name="Standard">
      <style:paragraph-properties fo:margin-left="0in" fo:margin-right="0in" fo:text-indent="0in" style:auto-text-indent="false"/>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duct Specification</text:p>
      <text:p text:style-name="P3"/>
      <text:p text:style-name="P1">Product name: Premium Operations</text:p>
      <text:p text:style-name="P1">Product nickname: POPS</text:p>
      <text:p text:style-name="P1">Product function: Operations simulation software for model railroading</text:p>
      <text:p text:style-name="P2"/>
      <text:p text:style-name="P50">Chapters:</text:p>
      <text:list xml:id="list252659961879016981" text:style-name="L1">
        <text:list-item>
          <text:p text:style-name="P45"><text:a xlink:type="simple" xlink:href="#Chapter 1" text:style-name="Internet_20_link" text:visited-style-name="Visited_20_Internet_20_Link">Overview</text:a></text:p>
        </text:list-item>
        <text:list-item>
          <text:p text:style-name="P45"><text:a xlink:type="simple" xlink:href="#Chapter 2" text:style-name="Internet_20_link" text:visited-style-name="Visited_20_Internet_20_Link">Technology</text:a></text:p>
        </text:list-item>
        <text:list-item>
          <text:p text:style-name="P45">Forms – Administrator</text:p>
        </text:list-item>
        <text:list-item>
          <text:p text:style-name="P45">Forms – Director</text:p>
        </text:list-item>
        <text:list-item>
          <text:p text:style-name="P45">Appendix</text:p>
        </text:list-item>
      </text:list>
      <text:p text:style-name="P3"/>
      <text:p text:style-name="P48"><text:bookmark text:name="Chapter 1"/>Chapter 1 - Overview</text:p>
      <text:p text:style-name="P3"/>
      <text:p text:style-name="P1">Design Criteria-</text:p>
      <text:p text:style-name="P2"/>
      <text:list xml:id="list8179420553044562236" text:style-name="L52">
        <text:list-item>
          <text:p text:style-name="P16">Keep the focus on the operators.</text:p>
        </text:list-item>
        <text:list-item>
          <text:p text:style-name="P16">Amplify the entertainment value of model railroading.</text:p>
        </text:list-item>
        <text:list-item>
          <text:p text:style-name="P16">Use should be intuitive and railroady.</text:p>
        </text:list-item>
        <text:list-item>
          <text:p text:style-name="P16">Any complexity should lie with the operation of the model railroad, not the operation of POPS.</text:p>
        </text:list-item>
        <text:list-item>
          <text:p text:style-name="P16">The administrator should not be a partner in computer programming, unless they want to be.</text:p>
        </text:list-item>
        <text:list-item>
          <text:p text:style-name="P16">Should be extensible by the user.</text:p>
        </text:list-item>
        <text:list-item>
          <text:p text:style-name="P16">A 'first principles' project, built from a knowledge of railroad operations.</text:p>
        </text:list-item>
        <text:list-item>
          <text:p text:style-name="P16">Will be multi language.</text:p>
        </text:list-item>
        <text:list-item>
          <text:p text:style-name="P16">POPS will not be all things to all people.</text:p>
        </text:list-item>
      </text:list>
      <text:p text:style-name="Standard"/>
      <text:p text:style-name="P1">Brief Blurb-</text:p>
      <text:p text:style-name="P1"/>
      <text:p text:style-name="P2">Railroad operations vary greatly by country, region, railroad, and era modeled. But they all have a few things in common. POPS will try to capture those common practices, allow the user to rename attributes to suit, and provide easy addition of features not provided by POPS base functionality, probably following some sort of plugin strategy.</text:p>
      <text:p text:style-name="P2"/>
      <text:p text:style-name="P1">Core Functionality-</text:p>
      <text:p text:style-name="P2">The structure of POPS</text:p>
      <text:list xml:id="list4840865727648127557" text:style-name="L53">
        <text:list-item>
          <text:p text:style-name="P17">Separated administration and use.</text:p>
        </text:list-item>
        <text:list-item>
          <text:p text:style-name="P17">Scalability for the number of users available.</text:p>
        </text:list-item>
        <text:list-item>
          <text:p text:style-name="P17">Hierarchical structure.</text:p>
        </text:list-item>
        <text:list-item>
          <text:p text:style-name="P17">Clearly defined user roles.</text:p>
        </text:list-item>
        <text:list-item>
          <text:p text:style-name="P17">A user can assume more than one role.</text:p>
        </text:list-item>
      </text:list>
      <text:p text:style-name="P2"/>
      <text:p text:style-name="P1">Base Functionality-</text:p>
      <text:p text:style-name="P2">Common features of railroads</text:p>
      <text:list xml:id="list31401200" text:continue-numbering="true" text:style-name="L53">
        <text:list-item>
          <text:p text:style-name="P17">Track authority to operate.</text:p>
        </text:list-item>
        <text:list-item>
          <text:p text:style-name="P17">Time table</text:p>
        </text:list-item>
        <text:list-item>
          <text:p text:style-name="P17">Four types of trains</text:p>
        </text:list-item>
        <text:list-item>
          <text:p text:style-name="P17">Crew pools</text:p>
        </text:list-item>
        <text:list-item>
          <text:p text:style-name="P17">Train list</text:p>
        </text:list-item>
        <text:list-item>
          <text:p text:style-name="P17">Work order</text:p>
        </text:list-item>
        <text:list-item>
          <text:p text:style-name="P17">Switch list</text:p>
        </text:list-item>
        <text:list-item>
          <text:p text:style-name="P17">Communication</text:p>
        </text:list-item>
      </text:list>
      <text:p text:style-name="P2"/>
      <text:p text:style-name="P1"/>
      <text:p text:style-name="P9"><text:bookmark text:name="Chapter 2"/>Chapter 2 - Technology</text:p>
      <text:p text:style-name="P2"/>
      <text:p text:style-name="P2">POPS will be built as a multi user web app. The intent is for it to sit on a server connected to a private LAN belonging to a model railroad club or individual. Access will be from desktop computers, tablets, or cell phones through those devices web browser of choice. In that sense there will be no centralized one iteration of POPS available over the web, rather each user group will have their own local copy.</text:p>
      <text:p text:style-name="P2"/>
      <text:p text:style-name="P2">POPS will be coded in Python 3.latest using the Django 5.latest web app extension. It is a priority to keep dependencies to a minimum, relying on the least number of third parties possible, traded against the desire to actually finish this project.</text:p>
      <text:p text:style-name="P2"/>
      <text:p text:style-name="P2">POPS will be as modular as possible, allowing others easy access to extending the code.</text:p>
      <text:p text:style-name="P2">It will be available on GitHub as a package.</text:p>
      <text:p text:style-name="P2"/>
      <text:p text:style-name="P2">Look into integrating Loco Net, and fast time clocks.</text:p>
      <text:p text:style-name="P2">Look into being able to use multiple databases.</text:p>
      <text:p text:style-name="P2"/>
      <text:p text:style-name="P8">Structure-</text:p>
      <text:p text:style-name="P7"/>
      <text:p text:style-name="P1">Users-</text:p>
      <text:p text:style-name="P2">Real railroads are very much structured along hierarchies. As such, users of POPS are grouped by level.</text:p>
      <text:p text:style-name="P2">Director Level:</text:p>
      <text:p text:style-name="P5">Call it what you will, Director, Corridor Manager, Superintendent, there is one person who gets the Director Level job. They manage the ops session writ large.</text:p>
      <text:p text:style-name="P7">Dispatcher Level:</text:p>
      <text:p text:style-name="P5">Each division gets a dispatcher, who does what dispatchers do. If crew calling is done manually, that person also works at the dispatcher level.</text:p>
      <text:p text:style-name="P7">Track Group Level:</text:p>
      <text:p text:style-name="P5">These are the yard masters, station masters, round house managers Etc. A Station Level person utilizes train crew personnel to manage a group of tracks.</text:p>
      <text:p text:style-name="P7">Train Crew Level:</text:p>
      <text:p text:style-name="P5">Really the point of all this. Train crew can be assigned to specific jobs or pools. Pool boards are rotating.</text:p>
      <text:p text:style-name="P7"/>
      <text:p text:style-name="P1">Databases-</text:p>
      <text:p text:style-name="P2"/>
      <text:p text:style-name="P2">Each railroad gets its own database, that the user can select. Though the content is different, the structure of each database is identical.</text:p>
      <text:p text:style-name="P2">Each database will have the following tables:</text:p>
      <text:p text:style-name="P4">railroad</text:p>
      <text:p text:style-name="P4">divisions</text:p>
      <text:p text:style-name="P4">locations</text:p>
      <text:p text:style-name="P4">trackGroups</text:p>
      <text:p text:style-name="P4">tracks</text:p>
      <text:p text:style-name="P4">crewSegments</text:p>
      <text:p text:style-name="P4">trains</text:p>
      <text:p text:style-name="P4">restrictions</text:p>
      <text:p text:style-name="P4">equipment</text:p>
      <text:p text:style-name="P4"><text:soft-page-break/>pools</text:p>
      <text:p text:style-name="P4">lading</text:p>
      <text:p text:style-name="P4">waybills</text:p>
      <text:p text:style-name="Standard"/>
      <text:p text:style-name="P1">Linter-</text:p>
      <text:p text:style-name="P2"/>
      <text:p text:style-name="P1">Testing-</text:p>
      <text:p text:style-name="P2"/>
      <text:p text:style-name="P1">Equipment Designation-</text:p>
      <text:p text:style-name="P2"/>
      <text:p text:style-name="P2">Over the history of railroads, many different systems of designating equipment have been used. This is an area of great variability. As such different systems will be kept in individual CSV files, which the user can edit. Each designation has two fields, name and description. These CSV files can be tailored to the particular era, railroad, and country being modeled.</text:p>
      <text:p text:style-name="P2"/>
      <text:p text:style-name="P1">Divisions-</text:p>
      <text:list xml:id="list4646988163269248752" text:style-name="L2">
        <text:list-item>
          <text:p text:style-name="P11">Using divisions is optional.</text:p>
        </text:list-item>
        <text:list-item>
          <text:p text:style-name="P11">If divisions are being use, then a dispatcher job will be created for each division.</text:p>
        </text:list-item>
        <text:list-item>
          <text:p text:style-name="P11">If divisions are not used, a single default dispatcher job will be created.</text:p>
        </text:list-item>
        <text:list-item>
          <text:p text:style-name="P11">Before an ops session begins, the director will assign a person to each dispatcher position.</text:p>
        </text:list-item>
        <text:list-item>
          <text:p text:style-name="P11">Each division name must be unique.</text:p>
        </text:list-item>
      </text:list>
      <text:p text:style-name="P2"/>
      <text:p text:style-name="P1">Locations-</text:p>
      <text:list xml:id="list9072409983483975432" text:style-name="L3">
        <text:list-item>
          <text:p text:style-name="P12">Using locations is mandatory.</text:p>
        </text:list-item>
        <text:list-item>
          <text:p text:style-name="P12">A location can only be assigned to one division.</text:p>
        </text:list-item>
        <text:list-item>
          <text:p text:style-name="P12">A location is made up of tracks and track groups.</text:p>
        </text:list-item>
        <text:list-item>
          <text:p text:style-name="P12">More than one location can have the same name, but they must be assigned to different divisions.</text:p>
        </text:list-item>
      </text:list>
      <text:p text:style-name="P2"/>
      <text:p text:style-name="P1">Track Groups-</text:p>
      <text:list xml:id="list5105432579527923762" text:style-name="L4">
        <text:list-item>
          <text:p text:style-name="P13">Track groups are optional.</text:p>
        </text:list-item>
        <text:list-item>
          <text:p text:style-name="P13">A collection of tracks may be grouped together.</text:p>
        </text:list-item>
        <text:list-item>
          <text:p text:style-name="P13">Before the beginning of an ops session, the director decides if the track group will be managed by a person or POPS.</text:p>
        </text:list-item>
        <text:list-item>
          <text:p text:style-name="P13">A track group can be assigned to two different locations if desired.</text:p>
        </text:list-item>
        <text:list-item>
          <text:p text:style-name="P13">All track group names must be unique.</text:p>
        </text:list-item>
      </text:list>
      <text:p text:style-name="P2"/>
      <text:p text:style-name="P1">Tracks-</text:p>
      <text:list xml:id="list8812975727752824304" text:style-name="L5">
        <text:list-item>
          <text:p text:style-name="P14">Defining tracks is mandatory.</text:p>
        </text:list-item>
        <text:list-item>
          <text:p text:style-name="P14">A track is either an endpoint or a way point.</text:p>
        </text:list-item>
        <text:list-item>
          <text:p text:style-name="P14">Every track is in a group. The default group is the track ID.</text:p>
        </text:list-item>
        <text:list-item>
          <text:p text:style-name="P14">More than one track can have the same name, but they must be in different groups or locations.</text:p>
        </text:list-item>
      </text:list>
      <text:p text:style-name="P2"/>
      <text:p text:style-name="P2">Giving more than one track or location the same name can lead to confusion, it is up to the operator to keep this sorted.</text:p>
      <text:p text:style-name="Standard"/>
      <text:p text:style-name="Standard"><text:soft-page-break/>The following table lists some common types of tracks and how they would be defined in POPS.</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on Name</text:p>
            </table:table-cell>
            <table:table-cell table:style-name="Table1.A1" office:value-type="string">
              <text:p text:style-name="Table_20_Heading">Endpoint</text:p>
            </table:table-cell>
            <table:table-cell table:style-name="Table1.C1" office:value-type="string">
              <text:p text:style-name="Table_20_Heading">Way Point</text:p>
            </table:table-cell>
          </table:table-row>
        </table:table-header-rows>
        <table:table-row>
          <table:table-cell table:style-name="Table1.A2" office:value-type="string">
            <text:p text:style-name="Table_20_Contents">Spur</text:p>
          </table:table-cell>
          <table:table-cell table:style-name="Table1.A2" office:value-type="string">
            <text:p text:style-name="P6">X</text:p>
          </table:table-cell>
          <table:table-cell table:style-name="Table1.C2" office:value-type="string">
            <text:p text:style-name="Table_20_Contents"/>
          </table:table-cell>
        </table:table-row>
        <table:table-row>
          <table:table-cell table:style-name="Table1.A2" office:value-type="string">
            <text:p text:style-name="Table_20_Contents">Interchange</text:p>
          </table:table-cell>
          <table:table-cell table:style-name="Table1.A2" office:value-type="string">
            <text:p text:style-name="P6">X</text:p>
          </table:table-cell>
          <table:table-cell table:style-name="Table1.C2" office:value-type="string">
            <text:p text:style-name="P6">X</text:p>
          </table:table-cell>
        </table:table-row>
        <table:table-row>
          <table:table-cell table:style-name="Table1.A2" office:value-type="string">
            <text:p text:style-name="Table_20_Contents">Staging</text:p>
          </table:table-cell>
          <table:table-cell table:style-name="Table1.A2" office:value-type="string">
            <text:p text:style-name="P6">X</text:p>
          </table:table-cell>
          <table:table-cell table:style-name="Table1.C2" office:value-type="string">
            <text:p text:style-name="P6"/>
          </table:table-cell>
        </table:table-row>
        <table:table-row>
          <table:table-cell table:style-name="Table1.A2" office:value-type="string">
            <text:p text:style-name="Table_20_Contents">Yard</text:p>
          </table:table-cell>
          <table:table-cell table:style-name="Table1.A2" office:value-type="string">
            <text:p text:style-name="P6"/>
          </table:table-cell>
          <table:table-cell table:style-name="Table1.C2" office:value-type="string">
            <text:p text:style-name="P6">X</text:p>
          </table:table-cell>
        </table:table-row>
        <table:table-row>
          <table:table-cell table:style-name="Table1.A2" office:value-type="string">
            <text:p text:style-name="Table_20_Contents">Car Float</text:p>
          </table:table-cell>
          <table:table-cell table:style-name="Table1.A2" office:value-type="string">
            <text:p text:style-name="P6">X</text:p>
          </table:table-cell>
          <table:table-cell table:style-name="Table1.C2" office:value-type="string">
            <text:p text:style-name="P6"/>
          </table:table-cell>
        </table:table-row>
        <table:table-row>
          <table:table-cell table:style-name="Table1.A2" office:value-type="string">
            <text:p text:style-name="Table_20_Contents">Cartridge</text:p>
          </table:table-cell>
          <table:table-cell table:style-name="Table1.A2" office:value-type="string">
            <text:p text:style-name="P6">X</text:p>
          </table:table-cell>
          <table:table-cell table:style-name="Table1.C2" office:value-type="string">
            <text:p text:style-name="P6"/>
          </table:table-cell>
        </table:table-row>
        <table:table-row>
          <table:table-cell table:style-name="Table1.A2" office:value-type="string">
            <text:p text:style-name="Table_20_Contents">Loco Stall</text:p>
          </table:table-cell>
          <table:table-cell table:style-name="Table1.A2" office:value-type="string">
            <text:p text:style-name="P6">X</text:p>
          </table:table-cell>
          <table:table-cell table:style-name="Table1.C2" office:value-type="string">
            <text:p text:style-name="P6"/>
          </table:table-cell>
        </table:table-row>
        <table:table-row>
          <table:table-cell table:style-name="Table1.A2" office:value-type="string">
            <text:p text:style-name="Table_20_Contents">Passenger Platform</text:p>
          </table:table-cell>
          <table:table-cell table:style-name="Table1.A2" office:value-type="string">
            <text:p text:style-name="P6">X</text:p>
          </table:table-cell>
          <table:table-cell table:style-name="Table1.C2" office:value-type="string">
            <text:p text:style-name="P6">X</text:p>
          </table:table-cell>
        </table:table-row>
        <table:table-row>
          <table:table-cell table:style-name="Table1.A2" office:value-type="string">
            <text:p text:style-name="Table_20_Contents">Caboose Track</text:p>
          </table:table-cell>
          <table:table-cell table:style-name="Table1.A2" office:value-type="string">
            <text:p text:style-name="P6">X</text:p>
          </table:table-cell>
          <table:table-cell table:style-name="Table1.C2" office:value-type="string">
            <text:p text:style-name="P6"/>
          </table:table-cell>
        </table:table-row>
        <table:table-row>
          <table:table-cell table:style-name="Table1.A2" office:value-type="string">
            <text:p text:style-name="Table_20_Contents">Ice Platform</text:p>
          </table:table-cell>
          <table:table-cell table:style-name="Table1.A2" office:value-type="string">
            <text:p text:style-name="P6">X</text:p>
          </table:table-cell>
          <table:table-cell table:style-name="Table1.C2" office:value-type="string">
            <text:p text:style-name="P6">X</text:p>
          </table:table-cell>
        </table:table-row>
        <table:table-row>
          <table:table-cell table:style-name="Table1.A2" office:value-type="string">
            <text:p text:style-name="Table_20_Contents">RIP Track</text:p>
          </table:table-cell>
          <table:table-cell table:style-name="Table1.A2" office:value-type="string">
            <text:p text:style-name="P6">X</text:p>
          </table:table-cell>
          <table:table-cell table:style-name="Table1.C2" office:value-type="string">
            <text:p text:style-name="P6"/>
          </table:table-cell>
        </table:table-row>
      </table:table>
      <text:p text:style-name="P2"/>
      <text:p text:style-name="P1">Waybills-</text:p>
      <text:list xml:id="list7138277814989275659" text:style-name="L6">
        <text:list-item>
          <text:p text:style-name="P18">Waybills are automatically generated by POPS and are associated with a piece of equipment.</text:p>
        </text:list-item>
        <text:list-item>
          <text:p text:style-name="P18">One waybill per equipment.</text:p>
        </text:list-item>
        <text:list-item>
          <text:p text:style-name="P18">Waybills can be edited ???</text:p>
        </text:list-item>
        <text:list-item>
          <text:p text:style-name="P18">Yard master level users can over ride the waybill and send equipment to a 'wrong' location.</text:p>
        </text:list-item>
        <text:list-item>
          <text:p text:style-name="P18">When equipment is delivered to an endpoint, the waybill for that equipment is deleted and None is entered into the equipment's waybill field.</text:p>
        </text:list-item>
      </text:list>
      <text:p text:style-name="P7"/>
      <text:p text:style-name="P3">Implementation-</text:p>
      <text:p text:style-name="P2"/>
      <text:p text:style-name="P1">Car Routing-</text:p>
      <text:p text:style-name="P2"/>
      <text:p text:style-name="P2">Create the car routing by running the crew segments end to beginning.</text:p>
      <text:p text:style-name="P2">End Location:</text:p>
      <text:p text:style-name="P2"><text:tab/>Create a demand for the End Location based on:</text:p>
      <text:p text:style-name="P2"><text:tab/><text:tab/>Train Classification</text:p>
      <text:p text:style-name="P2"><text:tab/><text:tab/>Type of track</text:p>
      <text:p text:style-name="P2"><text:tab/><text:tab/>Type of endpoint</text:p>
      <text:p text:style-name="P2"/>
      <text:p text:style-name="P2">Next to last Location:</text:p>
      <text:p text:style-name="P2"><text:tab/>Service demand:</text:p>
      <text:p text:style-name="P2"><text:tab/><text:tab/>End Location</text:p>
      <text:p text:style-name="P2"><text:tab/>Create a demand for the Next to last Location based on:</text:p>
      <text:p text:style-name="P2"><text:tab/><text:tab/>Train Classification</text:p>
      <text:p text:style-name="P2"><text:tab/><text:tab/>Type of track</text:p>
      <text:p text:style-name="P2"><text:tab/><text:tab/>Type of endpoint</text:p>
      <text:p text:style-name="P2"/>
      <text:p text:style-name="P2">Next to next to last Location:</text:p>
      <text:p text:style-name="P2"><text:soft-page-break/><text:tab/>Service demand:</text:p>
      <text:p text:style-name="P2"><text:tab/><text:tab/>Next to last Location</text:p>
      <text:p text:style-name="P2"><text:tab/><text:tab/>End Location</text:p>
      <text:p text:style-name="P2"><text:tab/>Create a demand for the Next to next to last Location based on:</text:p>
      <text:p text:style-name="P2"><text:tab/><text:tab/>Train Classification</text:p>
      <text:p text:style-name="P2"><text:tab/><text:tab/>Type of track</text:p>
      <text:p text:style-name="P2"><text:tab/><text:tab/>Type of endpoint</text:p>
      <text:p text:style-name="P2"/>
      <text:p text:style-name="P2">Etc.</text:p>
      <text:p text:style-name="P2"/>
      <text:p text:style-name="P2">Start Location:</text:p>
      <text:p text:style-name="P2"><text:tab/>Service demand:</text:p>
      <text:p text:style-name="P2"><text:tab/><text:tab/>Etc.</text:p>
      <text:p text:style-name="P2"><text:tab/><text:tab/>Next to next to last Location</text:p>
      <text:p text:style-name="P2"><text:tab/><text:tab/>Next to last Location</text:p>
      <text:p text:style-name="P2"><text:tab/><text:tab/>End Location</text:p>
      <text:p text:style-name="P2"/>
      <text:p text:style-name="P2">Note 1: There are several schema that can be used to service demand. They should be coded as modules that can be user selected. The selected module is applied on a per train basis.</text:p>
      <text:p text:style-name="P2"/>
      <text:p text:style-name="P2">Note2: There are several schema that can be used to create demand. They should be coded as modules that can be user selected. ?The selected module is applied on a per train basis?</text:p>
      <text:p text:style-name="P2"/>
      <text:p text:style-name="P47">Chapter 5 - Appendix</text:p>
      <text:p text:style-name="Standard"/>
      <text:p text:style-name="Standard">Terminology -</text:p>
      <text:p text:style-name="Standard"/>
      <text:p text:style-name="P43">General Classification:</text:p>
      <text:p text:style-name="Standard">Personnel: </text:p>
      <text:list xml:id="list7583690678868488040" text:style-name="L8">
        <text:list-item>
          <text:p text:style-name="P20">Someone who is being paid to be on the property.</text:p>
        </text:list-item>
        <text:list-item>
          <text:p text:style-name="P20">The people who operate the railroad.</text:p>
        </text:list-item>
      </text:list>
      <text:p text:style-name="Standard"/>
      <text:p text:style-name="Standard">Passenger:</text:p>
      <text:list xml:id="list8094914051730815958" text:style-name="L30">
        <text:list-item>
          <text:p text:style-name="P21">A person who is paying to be transported by the carrier.</text:p>
        </text:list-item>
      </text:list>
      <text:p text:style-name="Standard"/>
      <text:p text:style-name="Standard">Customer:</text:p>
      <text:list xml:id="list8954915495811839814" text:style-name="L31">
        <text:list-item>
          <text:p text:style-name="P22">A line side business that generates revenue for the carrier.</text:p>
        </text:list-item>
      </text:list>
      <text:p text:style-name="P19"/>
      <text:p text:style-name="Standard">Lading:</text:p>
      <text:list xml:id="list6483057094166406441" text:style-name="L32">
        <text:list-item>
          <text:p text:style-name="P23">Revenue generating matter being carried.</text:p>
        </text:list-item>
      </text:list>
      <text:p text:style-name="Standard"/>
      <text:p text:style-name="Standard">Material:</text:p>
      <text:list xml:id="list789988079697832529" text:style-name="L33">
        <text:list-item>
          <text:p text:style-name="P24">Non revenue matter being carried.</text:p>
        </text:list-item>
      </text:list>
      <text:p text:style-name="Standard"/>
      <text:p text:style-name="Standard">Traffic:</text:p>
      <text:list xml:id="list2593677958114917619" text:style-name="L34">
        <text:list-item>
          <text:p text:style-name="P25">The number of revenue generating car movements.</text:p>
        </text:list-item>
      </text:list>
      <text:p text:style-name="Standard"/>
      <text:p text:style-name="P43">Classification of equipment:</text:p>
      <text:p text:style-name="Standard">Locomotive:</text:p>
      <text:list xml:id="list998078866011291762" text:style-name="L35">
        <text:list-item>
          <text:p text:style-name="P26">Self propelled.</text:p>
        </text:list-item>
        <text:list-item>
          <text:p text:style-name="P26">Operated by an employee.</text:p>
        </text:list-item>
      </text:list>
      <text:p text:style-name="Standard">Passenger Car:</text:p>
      <text:list xml:id="list8950381931273008158" text:style-name="L36">
        <text:list-item>
          <text:p text:style-name="P27">Primary purpose is to carry passengers.</text:p>
        </text:list-item>
        <text:list-item>
          <text:p text:style-name="P27">May also carry employees or lading.</text:p>
        </text:list-item>
      </text:list>
      <text:p text:style-name="Standard">Freight Car:</text:p>
      <text:list xml:id="list4173803852739508492" text:style-name="L37">
        <text:list-item>
          <text:p text:style-name="P28">Primary purpose is to carry lading.</text:p>
        </text:list-item>
        <text:list-item>
          <text:p text:style-name="P28">May also carry employees.</text:p>
        </text:list-item>
        <text:list-item>
          <text:p text:style-name="P28">Freight cars may be rated to operate in trains classified as passenger.</text:p>
        </text:list-item>
      </text:list>
      <text:p text:style-name="Standard">Non revenue:</text:p>
      <text:list xml:id="list1354380510271453181" text:style-name="L38">
        <text:list-item>
          <text:p text:style-name="P29">Primary purpose is to carry employees or material.</text:p>
        </text:list-item>
        <text:list-item>
          <text:p text:style-name="P29">May be self propelled.</text:p>
        </text:list-item>
      </text:list>
      <text:p text:style-name="Standard">Municipal:</text:p>
      <text:list xml:id="list6933675797922983529" text:style-name="L39">
        <text:list-item>
          <text:p text:style-name="P30">Self propelled.</text:p>
        </text:list-item>
        <text:list-item>
          <text:p text:style-name="P30">Primary purpose is to carry passengers.</text:p>
        </text:list-item>
        <text:list-item>
          <text:p text:style-name="P30">May also carry lading.</text:p>
        </text:list-item>
      </text:list>
      <text:p text:style-name="Standard"/>
      <text:p text:style-name="P43">Classification of trains:</text:p>
      <text:p text:style-name="Standard">Passenger</text:p>
      <text:list xml:id="list4592214677168483989" text:style-name="L40">
        <text:list-item>
          <text:p text:style-name="P31">Priority over all other trains.</text:p>
        </text:list-item>
        <text:list-item>
          <text:p text:style-name="P31">Can operate at speeds marked 'Passenger' in the time table and rule book.</text:p>
        </text:list-item>
        <text:list-item>
          <text:p text:style-name="P31"><text:soft-page-break/>May include priority freight equipment.</text:p>
        </text:list-item>
      </text:list>
      <text:p text:style-name="Standard">Freight</text:p>
      <text:list xml:id="list5997103716566479547" text:style-name="L41">
        <text:list-item>
          <text:p text:style-name="P32">A lower priority than passenger trains</text:p>
        </text:list-item>
        <text:list-item>
          <text:p text:style-name="P32">Must operate at speeds marked 'Freight' in the time table and rule book.</text:p>
        </text:list-item>
      </text:list>
      <text:p text:style-name="Standard">Work</text:p>
      <text:list xml:id="list4907139488079826536" text:style-name="L42">
        <text:list-item>
          <text:p text:style-name="P33">Lowest priority trains.</text:p>
        </text:list-item>
        <text:list-item>
          <text:p text:style-name="P33">Typically non revenue railroad owned equipment.</text:p>
        </text:list-item>
      </text:list>
      <text:p text:style-name="Standard"/>
      <text:p text:style-name="P43">Classification of service:</text:p>
      <text:p text:style-name="Standard">Through</text:p>
      <text:list xml:id="list8715046829535305994" text:style-name="L43">
        <text:list-item>
          <text:p text:style-name="P34">Operates under one symbol.</text:p>
        </text:list-item>
        <text:list-item>
          <text:p text:style-name="P34">Originate and terminate at different places.</text:p>
        </text:list-item>
        <text:list-item>
          <text:p text:style-name="P34">No work en route.</text:p>
        </text:list-item>
        <text:list-item>
          <text:p text:style-name="P34">Can change engines.</text:p>
        </text:list-item>
        <text:list-item>
          <text:p text:style-name="P34">Can change caboose.</text:p>
        </text:list-item>
        <text:list-item>
          <text:p text:style-name="P34">Can change crews.</text:p>
        </text:list-item>
      </text:list>
      <text:p text:style-name="Standard">Hauler</text:p>
      <text:list xml:id="list6384301497156489220" text:style-name="L44">
        <text:list-item>
          <text:p text:style-name="P35">Operates under one symbol for each direction.</text:p>
        </text:list-item>
        <text:list-item>
          <text:p text:style-name="P35">Originate and terminate at different places.</text:p>
        </text:list-item>
        <text:list-item>
          <text:p text:style-name="P35">Does work en route, only S/O, P/U.</text:p>
        </text:list-item>
        <text:list-item>
          <text:p text:style-name="P35">Can change engines.</text:p>
        </text:list-item>
        <text:list-item>
          <text:p text:style-name="P35">Can change caboose.</text:p>
        </text:list-item>
        <text:list-item>
          <text:p text:style-name="P35">Can change crews.</text:p>
        </text:list-item>
      </text:list>
      <text:p text:style-name="Standard">Turn</text:p>
      <text:list xml:id="list7328196821771492751" text:style-name="L45">
        <text:list-item>
          <text:p text:style-name="P36">Operates under one symbol.</text:p>
        </text:list-item>
        <text:list-item>
          <text:p text:style-name="P36">Originate and terminate at the same terminal.</text:p>
        </text:list-item>
        <text:list-item>
          <text:p text:style-name="P36">Does work en route, S/O P/U Spots Pulls.</text:p>
        </text:list-item>
        <text:list-item>
          <text:p text:style-name="P36">Can change engines at the turn.</text:p>
        </text:list-item>
        <text:list-item>
          <text:p text:style-name="P36">Turns at a terminal with a new train.</text:p>
        </text:list-item>
        <text:list-item>
          <text:p text:style-name="P36">One caboose.</text:p>
        </text:list-item>
        <text:list-item>
          <text:p text:style-name="P36">One crew.</text:p>
        </text:list-item>
      </text:list>
      <text:p text:style-name="Standard">Local</text:p>
      <text:list xml:id="list4465175719185995051" text:style-name="L46">
        <text:list-item>
          <text:p text:style-name="P37">Operates under one symbol.</text:p>
        </text:list-item>
        <text:list-item>
          <text:p text:style-name="P37">Originate and terminate at the same place.</text:p>
        </text:list-item>
        <text:list-item>
          <text:p text:style-name="P37">Has intermediate crew segments.</text:p>
        </text:list-item>
        <text:list-item>
          <text:p text:style-name="P37">Does work en route, S/O P/U Spots Pulls.</text:p>
        </text:list-item>
        <text:list-item>
          <text:p text:style-name="P37">Can turn anywhere.</text:p>
        </text:list-item>
        <text:list-item>
          <text:p text:style-name="P37">One engine.</text:p>
        </text:list-item>
        <text:list-item>
          <text:p text:style-name="P37">One caboose.</text:p>
        </text:list-item>
        <text:list-item>
          <text:p text:style-name="P37">One crew.</text:p>
        </text:list-item>
      </text:list>
      <text:p text:style-name="P19"/>
      <text:p text:style-name="P43">Classification of work:</text:p>
      <text:p text:style-name="Standard">Spot</text:p>
      <text:list xml:id="list2570239111920895545" text:style-name="L47">
        <text:list-item>
          <text:p text:style-name="P38">For work that would be considered to be in direct service to a customer.</text:p>
        </text:list-item>
        <text:list-item>
          <text:p text:style-name="P38">Deliver the equipment to a customer.</text:p>
        </text:list-item>
      </text:list>
      <text:p text:style-name="Standard">Pull</text:p>
      <text:list xml:id="list31398049" text:continue-numbering="true" text:style-name="L47">
        <text:list-item>
          <text:p text:style-name="P38"><text:soft-page-break/>For work that would be considered to be in direct service to a customer.</text:p>
        </text:list-item>
        <text:list-item>
          <text:p text:style-name="P38">Receive the equipment from a customer</text:p>
        </text:list-item>
      </text:list>
      <text:p text:style-name="Standard">Set Out</text:p>
      <text:list xml:id="list2231521240784883024" text:style-name="L48">
        <text:list-item>
          <text:p text:style-name="P39">For intermediate work such as servicing an interchange.</text:p>
        </text:list-item>
        <text:list-item>
          <text:p text:style-name="P39">For completed work at a staging track.</text:p>
        </text:list-item>
        <text:list-item>
          <text:p text:style-name="P39">Deliver the equipment to a track.</text:p>
        </text:list-item>
      </text:list>
      <text:p text:style-name="Standard">Pick Up</text:p>
      <text:list xml:id="list31407805" text:continue-numbering="true" text:style-name="L48">
        <text:list-item>
          <text:p text:style-name="P39">For intermediate work such as servicing an interchange.</text:p>
        </text:list-item>
        <text:list-item>
          <text:p text:style-name="P39">For initial work at a staging track.</text:p>
        </text:list-item>
        <text:list-item>
          <text:p text:style-name="P39">Receive the equipment from a track.</text:p>
        </text:list-item>
      </text:list>
      <text:p text:style-name="Standard"/>
      <text:p text:style-name="P43">Classification of tracks:</text:p>
      <text:p text:style-name="Standard">Endpoint</text:p>
      <text:list xml:id="list2310584474229881767" text:style-name="L49">
        <text:list-item>
          <text:p text:style-name="P40">A track where a piece of equipment begins or ends its journey.</text:p>
        </text:list-item>
        <text:list-item>
          <text:p text:style-name="P40">Old waybills are deleted at an endpoint.</text:p>
        </text:list-item>
        <text:list-item>
          <text:p text:style-name="P40">New waybills are created at an endpoint.</text:p>
        </text:list-item>
      </text:list>
      <text:p text:style-name="Standard">Way point</text:p>
      <text:list xml:id="list8613066090421022477" text:style-name="L50">
        <text:list-item>
          <text:p text:style-name="P41">An intermediate stop along a piece of equipment's journey.</text:p>
        </text:list-item>
      </text:list>
      <text:p text:style-name="Standard">Turn Around</text:p>
      <text:list xml:id="list7149029477801391275" text:style-name="L51">
        <text:list-item>
          <text:p text:style-name="P42">A type of endpoint that is not switched.</text:p>
        </text:list-item>
        <text:list-item>
          <text:p text:style-name="P15">All the equipment is picked u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Ritacco</meta:initial-creator>
    <meta:creation-date>2024-01-19T09:38:31.94</meta:creation-date>
    <dc:date>2024-01-27T11:15:18.51</dc:date>
    <dc:creator>Greg Ritacco</dc:creator>
    <meta:editing-duration>P3DT14H17M21S</meta:editing-duration>
    <meta:editing-cycles>30</meta:editing-cycles>
    <meta:generator>OpenOffice/4.1.14$Win32 OpenOffice.org_project/4114m1$Build-9811</meta:generator>
    <meta:document-statistic meta:table-count="1" meta:image-count="0" meta:object-count="0" meta:page-count="9" meta:paragraph-count="269" meta:word-count="1731" meta:character-count="9698"/>
  </office:meta>
</office:document-meta>
</file>